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8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52.6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test-frag-bass_5f_ntm_7c_PB40">
      <style:table-properties table:display="true" style:writing-mode="lr-tb"/>
    </style:style>
    <style:style style:name="ta2" style:family="table" style:master-page-name="PageStyle_5f_test-frag-fass_5f_ctm_7c_PB40">
      <style:table-properties table:display="true" style:writing-mode="lr-tb"/>
    </style:style>
    <style:style style:name="ta3" style:family="table" style:master-page-name="PageStyle_5f_test-frag-fass_5f_ntm_7c_PB40">
      <style:table-properties table:display="true" style:writing-mode="lr-tb"/>
    </style:style>
    <style:style style:name="ta4" style:family="table" style:master-page-name="PageStyle_5f_test-full-bass_5f_ntm_7c_NLReff">
      <style:table-properties table:display="true" style:writing-mode="lr-tb"/>
    </style:style>
    <style:style style:name="ta5" style:family="table" style:master-page-name="PageStyle_5f_test-full-bass_5f_other_7c_NLReff">
      <style:table-properties table:display="true" style:writing-mode="lr-tb"/>
    </style:style>
    <style:style style:name="ta6" style:family="table" style:master-page-name="PageStyle_5f_test-full-fass_5f_the3_5f_ntm_7c_NLReff">
      <style:table-properties table:display="true" style:writing-mode="lr-tb"/>
    </style:style>
    <style:style style:name="ta7" style:family="table" style:master-page-name="PageStyle_5f_test-full-fass_5f_ctm_7c_NLReff">
      <style:table-properties table:display="true" style:writing-mode="lr-tb"/>
    </style:style>
    <style:style style:name="ta8" style:family="table" style:master-page-name="PageStyle_5f_test-full-fass_5f_ntm_7c_NLReff">
      <style:table-properties table:display="true" style:writing-mode="lr-tb"/>
    </style:style>
    <style:style style:name="ta9" style:family="table" style:master-page-name="PageStyle_5f_test-full-bass_5f_ntm_7c_PB40">
      <style:table-properties table:display="true" style:writing-mode="lr-tb"/>
    </style:style>
    <style:style style:name="ta10" style:family="table" style:master-page-name="PageStyle_5f_test-full-fass_5f_ctm_7c_PB40">
      <style:table-properties table:display="true" style:writing-mode="lr-tb"/>
    </style:style>
    <style:style style:name="ta11" style:family="table" style:master-page-name="PageStyle_5f_test-full-fass_5f_ntm_7c_PB40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-frag-bass_ntm|PB4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3" calcext:value-type="float">
            <text:p>0.1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7" calcext:value-type="float">
            <text:p>0.17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9" calcext:value-type="float">
            <text:p>0.09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4" calcext:value-type="float">
            <text:p>0.14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0.03" calcext:value-type="float">
            <text:p>0.03</text:p>
          </table:table-cell>
          <table:table-cell table:style-name="ce4"/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4" calcext:value-type="float">
            <text:p>0.40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0.2" calcext:value-type="float">
            <text:p>0.20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ctm|PB40" table:style-name="ta2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6" calcext:value-type="float">
            <text:p>0.16</text:p>
          </table:table-cell>
          <table:table-cell table:number-columns-repeated="2"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03" calcext:value-type="float">
            <text:p>0.03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1" calcext:value-type="float">
            <text:p>0.10</text:p>
          </table:table-cell>
          <table:table-cell table:number-columns-repeated="2" table:style-name="ce3" office:value-type="float" office:value="0.02" calcext:value-type="float">
            <text:p>0.02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8" calcext:value-type="float">
            <text:p>0.80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0.1" calcext:value-type="float">
            <text:p>0.10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rag-fass_ntm|PB40" table:style-name="ta3"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11"/>
          <table:table-cell table:style-name="ce1" office:value-type="string" calcext:value-type="string">
            <text:p>motif+env5</text:p>
          </table:table-cell>
          <table:table-cell table:style-name="ce1" table:number-columns-repeated="7"/>
          <table:table-cell table:style-name="ce1" office:value-type="string" calcext:value-type="string">
            <text:p>motiv+env10</text:p>
          </table:table-cell>
          <table:table-cell table:style-name="ce1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/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5" calcext:value-type="float">
            <text:p>0.05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12" calcext:value-type="float">
            <text:p>0.12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6" calcext:value-type="float">
            <text:p>0.0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36" calcext:value-type="float">
            <text:p>0.36</text:p>
          </table:table-cell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" calcext:value-type="float">
            <text:p>0.00</text:p>
          </table:table-cell>
          <table:table-cell table:number-columns-repeated="998"/>
        </table:table-row>
        <table:table-row table:style-name="ro1" table:number-rows-repeated="99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NLReff" table:style-name="ta4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5" calcext:value-type="float">
            <text:p>0.5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59" calcext:value-type="float">
            <text:p>0.5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0.57" calcext:value-type="float">
            <text:p>0.5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5" calcext:value-type="float">
            <text:p>0.4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0.8" calcext:value-type="float">
            <text:p>0.80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63" calcext:value-type="float">
            <text:p>0.63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other|NLReff" table:style-name="ta5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41" calcext:value-type="float">
            <text:p>0.4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5" calcext:value-type="float">
            <text:p>0.5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42" calcext:value-type="float">
            <text:p>0.4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52" calcext:value-type="float">
            <text:p>0.52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the3_ntm|NLReff" table:style-name="ta6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15" calcext:value-type="float">
            <text:p>0.1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33" calcext:value-type="float">
            <text:p>0.3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26" calcext:value-type="float">
            <text:p>0.2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06" calcext:value-type="float">
            <text:p>0.0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13" calcext:value-type="float">
            <text:p>0.1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0.3" calcext:value-type="float">
            <text:p>0.3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0.4" calcext:value-type="float">
            <text:p>0.40</text:p>
          </table:table-cell>
          <table:table-cell table:style-name="ce4" office:value-type="float" office:value="0.2" calcext:value-type="float">
            <text:p>0.2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31" calcext:value-type="float">
            <text:p>0.31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NLReff" table:style-name="ta7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8" calcext:value-type="float">
            <text:p>0.3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0.38" calcext:value-type="float">
            <text:p>0.3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35" calcext:value-type="float">
            <text:p>0.3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2" calcext:value-type="float">
            <text:p>0.12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4" calcext:value-type="float">
            <text:p>0.40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0.48" calcext:value-type="float">
            <text:p>0.48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35" calcext:value-type="float">
            <text:p>0.35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43" calcext:value-type="float">
            <text:p>0.43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NLReff" table:style-name="ta8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9" calcext:value-type="float">
            <text:p>0.1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24" calcext:value-type="float">
            <text:p>0.24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27" calcext:value-type="float">
            <text:p>0.27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85" calcext:value-type="float">
            <text:p>0.85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6" calcext:value-type="float">
            <text:p>0.16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31" calcext:value-type="float">
            <text:p>0.3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11" calcext:value-type="float">
            <text:p>2411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0.7" calcext:value-type="float">
            <text:p>0.70</text:p>
          </table:table-cell>
          <table:table-cell table:style-name="ce4" office:value-type="float" office:value="0.4" calcext:value-type="float">
            <text:p>0.40</text:p>
          </table:table-cell>
          <table:table-cell table:style-name="ce4" office:value-type="float" office:value="0.21" calcext:value-type="float">
            <text:p>0.21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11" calcext:value-type="float">
            <text:p>2411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27" calcext:value-type="float">
            <text:p>0.27</text:p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bass_ntm|PB40" table:style-name="ta9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8" calcext:value-type="float">
            <text:p>0.80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31" calcext:value-type="float">
            <text:p>0.3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25" calcext:value-type="float">
            <text:p>0.2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7" calcext:value-type="float">
            <text:p>0.7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7" calcext:value-type="float">
            <text:p>0.2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0.22" calcext:value-type="float">
            <text:p>0.2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48" calcext:value-type="float">
            <text:p>0.48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2" calcext:value-type="float">
            <text:p>0.2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0.25" calcext:value-type="float">
            <text:p>0.2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8" calcext:value-type="float">
            <text:p>0.28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ctm|PB40" table:style-name="ta10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office:value-type="float" office:value="0.08" calcext:value-type="float">
            <text:p>0.0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0.05" calcext:value-type="float">
            <text:p>0.0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08" calcext:value-type="float">
            <text:p>0.08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.00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0.05" calcext:value-type="float">
            <text:p>0.0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9" calcext:value-type="float">
            <text:p>0.09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-full-fass_ntm|PB40" table:style-name="ta11">
        <table:table-column table:style-name="co1" table:default-cell-style-name="Default"/>
        <table:table-column table:style-name="co2" table:number-columns-repeated="9" table:default-cell-style-name="Default"/>
        <table:table-column table:style-name="co4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#pos</text:p>
          </table:table-cell>
          <table:table-cell table:style-name="ce1" office:value-type="string" calcext:value-type="string">
            <text:p>#neg</text:p>
          </table:table-cell>
          <table:table-cell table:style-name="ce1" office:value-type="string" calcext:value-type="string">
            <text:p>AUROC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Rc|FPR1e-1</text:p>
          </table:table-cell>
          <table:table-cell table:style-name="ce1" office:value-type="string" calcext:value-type="string">
            <text:p>Rc|FPR1e-2</text:p>
          </table:table-cell>
          <table:table-cell table:style-name="ce1" office:value-type="string" calcext:value-type="string">
            <text:p>Rc|FPR1e-3</text:p>
          </table:table-cell>
          <table:table-cell table:style-name="ce1" office:value-type="string" calcext:value-type="string">
            <text:p>Rc|FPR1e-4</text:p>
          </table:table-cell>
          <table:table-cell table:style-name="ce1" office:value-type="string" calcext:value-type="string">
            <text:p>Rc|FPR1e-5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" calcext:value-type="float">
            <text:p>0.40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" calcext:value-type="float">
            <text:p>0.0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07" calcext:value-type="float">
            <text:p>0.07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" calcext:value-type="float">
            <text:p>0.00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03" calcext:value-type="float">
            <text:p>0.03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bass-model-avg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7236" calcext:value-type="float">
            <text:p>437236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02" calcext:value-type="float">
            <text:p>0.02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>
            <text:p>bass-modelcomb1234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37236" calcext:value-type="float">
            <text:p>437236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99" calcext:value-type="float">
            <text:p>0.99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01" calcext:value-type="float">
            <text:p>0.01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-frag-bass_5f_ntm_7c_PB40" style:display-name="PageStyle_test-frag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ctm_7c_PB40" style:display-name="PageStyle_test-frag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rag-fass_5f_ntm_7c_PB40" style:display-name="PageStyle_test-frag-f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NLReff" style:display-name="PageStyle_test-full-b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other_7c_NLReff" style:display-name="PageStyle_test-full-bass_other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the3_5f_ntm_7c_NLReff" style:display-name="PageStyle_test-full-fass_the3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NLReff" style:display-name="PageStyle_test-full-fass_c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NLReff" style:display-name="PageStyle_test-full-fass_ntm|NLRe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bass_5f_ntm_7c_PB40" style:display-name="PageStyle_test-full-bass_n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ctm_7c_PB40" style:display-name="PageStyle_test-full-fass_ctm|PB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-full-fass_5f_ntm_7c_PB40" style:display-name="PageStyle_test-full-fass_ntm|PB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1284" meta:object-count="0"/>
    <meta:generator>LibreOfficeDev/6.0.5.2$Linux_X86_64 LibreOffice_project/</meta:generator>
  </office:meta>
</office:document-meta>
</file>